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548cm"/>
    </style:style>
    <style:style style:name="co3" style:family="table-column">
      <style:table-column-properties fo:break-before="auto" style:column-width="13.0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row table:style-name="ro1" table:number-rows-repeated="3">
          <table:table-cell table:number-columns-repeated="3"/>
          <table:table-cell table:style-name="Default" table:number-columns-repeated="9"/>
        </table:table-row>
        <table:table-row table:style-name="ro2">
          <table:table-cell table:number-columns-repeated="3"/>
          <table:table-cell office:value-type="string">
            <text:p>Retail Food Stores</text:p>
          </table:table-cell>
          <table:table-cell office:value-type="string">
            <text:p><text:a xlink:href="https://data.ny.gov/Economic-Development/Retail-Food-Stores/9a8c-vfzj">https://data.ny.gov/Economic-Development/Retail-Food-Stores/9a8c-vfzj</text:a></text:p>
          </table:table-cell>
          <table:table-cell table:number-columns-repeated="7" office:value-type="string">
            <text:p> </text:p>
          </table:table-cell>
        </table:table-row>
        <table:table-row table:style-name="ro3">
          <table:table-cell table:number-columns-repeated="3"/>
          <table:table-cell office:value-type="string">
            <text:p>Baby Names: Beginning 2007</text:p>
          </table:table-cell>
          <table:table-cell office:value-type="string">
            <text:p><text:a xlink:href="https://health.data.ny.gov/Health/Baby-Names-Beginning-2007/jxy9-yhdk">https://health.data.ny.gov/Health/Baby-Names-Beginning-2007/jxy9-yhdk</text:a></text:p>
          </table:table-cell>
          <table:table-cell table:number-columns-repeated="7" office:value-type="string">
            <text:p> </text:p>
          </table:table-cell>
        </table:table-row>
        <table:table-row table:style-name="ro4">
          <table:table-cell table:number-columns-repeated="3"/>
          <table:table-cell office:value-type="string">
            <text:p>Farmers Markets in New York State</text:p>
          </table:table-cell>
          <table:table-cell office:value-type="string">
            <text:p><text:a xlink:href="https://data.ny.gov/Economic-Development/Farmers-Markets-in-New-York-State/qq4h-8p86">https://data.ny.gov/Economic-Development/Farmers-Markets-in-New-York-State/qq4h-8p86</text:a></text:p>
          </table:table-cell>
          <table:table-cell table:number-columns-repeated="7" office:value-type="string">
            <text:p> </text:p>
          </table:table-cell>
        </table:table-row>
        <table:table-row table:style-name="ro2">
          <table:table-cell table:number-columns-repeated="3"/>
          <table:table-cell office:value-type="string">
            <text:p>Nursing Home Profile</text:p>
          </table:table-cell>
          <table:table-cell office:value-type="string">
            <text:p><text:a xlink:href="https://health.data.ny.gov/Health/Nursing-Home-Profile/dypu-nabu">https://health.data.ny.gov/Health/Nursing-Home-Profile/dypu-nabu</text:a></text:p>
          </table:table-cell>
          <table:table-cell table:number-columns-repeated="7" office:value-type="string">
            <text:p> </text:p>
          </table:table-cell>
        </table:table-row>
        <table:table-row table:style-name="ro3">
          <table:table-cell table:number-columns-repeated="3"/>
          <table:table-cell office:value-type="string">
            <text:p>Child Care Regulated Programs</text:p>
          </table:table-cell>
          <table:table-cell office:value-type="string">
            <text:p><text:a xlink:href="https://data.ny.gov/Human-Services/Child-Care-Regulated-Programs/cb42-qumz">https://data.ny.gov/Human-Services/Child-Care-Regulated-Programs/cb42-qumz</text:a></text:p>
          </table:table-cell>
          <table:table-cell table:number-columns-repeated="7" office:value-type="string">
            <text:p> </text:p>
          </table:table-cell>
        </table:table-row>
        <table:table-row table:style-name="ro3">
          <table:table-cell table:number-columns-repeated="3"/>
          <table:table-cell office:value-type="string">
            <text:p>Agricultural Fairs in New York State</text:p>
          </table:table-cell>
          <table:table-cell office:value-type="string">
            <text:p><text:a xlink:href="https://data.ny.gov/Recreation/Agricultural-Fairs-in-New-York-State/wcwd-s5vt">https://data.ny.gov/Recreation/Agricultural-Fairs-in-New-York-State/wcwd-s5vt</text:a></text:p>
          </table:table-cell>
          <table:table-cell table:number-columns-repeated="7" office:value-type="string">
            <text:p> </text:p>
          </table:table-cell>
        </table:table-row>
        <table:table-row table:style-name="ro3">
          <table:table-cell table:number-columns-repeated="3"/>
          <table:table-cell office:value-type="string">
            <text:p>Baby Names: Top Names by Year: 2013</text:p>
          </table:table-cell>
          <table:table-cell office:value-type="string">
            <text:p><text:a xlink:href="https://health.data.ny.gov/Health/Baby-Names-Top-Names-by-Year-2013/nj2a-9fbg">https://health.data.ny.gov/Health/Baby-Names-Top-Names-by-Year-2013/nj2a-9fbg</text:a></text:p>
          </table:table-cell>
          <table:table-cell table:number-columns-repeated="7" office:value-type="string">
            <text:p> </text:p>
          </table:table-cell>
        </table:table-row>
        <table:table-row table:style-name="ro3">
          <table:table-cell table:number-columns-repeated="3"/>
          <table:table-cell office:value-type="string">
            <text:p>Health.Data.NY.gov CatalogHealth</text:p>
          </table:table-cell>
          <table:table-cell office:value-type="string">
            <text:p><text:a xlink:href="https://health.data.ny.gov/Health/Health-Data-NY-gov-Catalog/3crb-9i37">https://health.data.ny.gov/Health/Health-Data-NY-gov-Catalog/3crb-9i37</text:a></text:p>
          </table:table-cell>
          <table:table-cell table:number-columns-repeated="7" office:value-type="string">
            <text:p> </text:p>
          </table:table-cell>
        </table:table-row>
        <table:table-row table:style-name="ro3">
          <table:table-cell table:number-columns-repeated="3"/>
          <table:table-cell office:value-type="string">
            <text:p>Directory of State Public Authorities</text:p>
          </table:table-cell>
          <table:table-cell office:value-type="string">
            <text:p><text:a xlink:href="https://data.ny.gov/Transparency/Directory-of-State-Public-Authorities/xzfr-sv3m">https://data.ny.gov/Transparency/Directory-of-State-Public-Authorities/xzfr-sv3m</text:a></text:p>
          </table:table-cell>
          <table:table-cell table:number-columns-repeated="7" office:value-type="string">
            <text:p> </text:p>
          </table:table-cell>
        </table:table-row>
        <table:table-row table:style-name="ro4">
          <table:table-cell table:number-columns-repeated="3"/>
          <table:table-cell office:value-type="string">
            <text:p>511 NY MTA Events: Beginning 2010</text:p>
          </table:table-cell>
          <table:table-cell office:value-type="string">
            <text:p><text:a xlink:href="https://data.ny.gov/Transportation/511-NY-MTA-Events-Beginning-2010/i8wu-pqzv">https://data.ny.gov/Transportation/511-NY-MTA-Events-Beginning-2010/i8wu-pqzv</text:a></text:p>
          </table:table-cell>
          <table:table-cell table:number-columns-repeated="7" office:value-type="string">
            <text:p> </text:p>
          </table:table-cell>
        </table:table-row>
        <table:table-row table:style-name="ro5">
          <table:table-cell table:number-columns-repeated="3"/>
          <table:table-cell office:value-type="string">
            <text:p>Cardiac Surgery and Percutaneous Coronary Interventions by Hospital: Beginning 2008</text:p>
          </table:table-cell>
          <table:table-cell office:value-type="string">
            <text:p><text:a xlink:href="https://health.data.ny.gov/Health/Cardiac-Surgery-and-Percutaneous-Coronary-Interven/jtip-2ccj">https://health.data.ny.gov/Health/Cardiac-Surgery-and-Percutaneous-Coronary-Interven/jtip-2ccj</text:a></text:p>
          </table:table-cell>
          <table:table-cell table:number-columns-repeated="7" office:value-type="string">
            <text:p> </text:p>
          </table:table-cell>
        </table:table-row>
        <table:table-row table:style-name="ro4">
          <table:table-cell table:number-columns-repeated="3"/>
          <table:table-cell office:value-type="string">
            <text:p>Active Real Estate Salespersons and Brokers</text:p>
          </table:table-cell>
          <table:table-cell office:value-type="string">
            <text:p><text:a xlink:href="https://data.ny.gov/Economic-Development/Active-Real-Estate-Salespersons-and-Brokers/yg7h-zjbf">https://data.ny.gov/Economic-Development/Active-Real-Estate-Salespersons-and-Brokers/yg7h-zjbf</text:a></text:p>
          </table:table-cell>
          <table:table-cell table:number-columns-repeated="7" office:value-type="string">
            <text:p> </text:p>
          </table:table-cell>
        </table:table-row>
        <table:table-row table:style-name="ro5">
          <table:table-cell table:number-columns-repeated="3"/>
          <table:table-cell office:value-type="string">
            <text:p>Arts For Transit - Metropolitan Transportation Authority (MTA) Permanent Art Catalogue</text:p>
          </table:table-cell>
          <table:table-cell office:value-type="string">
            <text:p><text:a xlink:href="https://data.ny.gov/Transportation/Arts-For-Transit-Metropolitan-Transportation-Autho/4y8j-9pkd">https://data.ny.gov/Transportation/Arts-For-Transit-Metropolitan-Transportation-Autho/4y8j-9pkd</text:a></text:p>
          </table:table-cell>
          <table:table-cell table:number-columns-repeated="7" office:value-type="string">
            <text:p> </text:p>
          </table:table-cell>
        </table:table-row>
        <table:table-row table:style-name="ro3">
          <table:table-cell table:number-columns-repeated="3"/>
          <table:table-cell office:value-type="string">
            <text:p>Directory of Public Authorities</text:p>
          </table:table-cell>
          <table:table-cell office:value-type="string">
            <text:p><text:a xlink:href="https://data.ny.gov/Transparency/Directory-of-Public-Authorities/4vym-q77x">https://data.ny.gov/Transparency/Directory-of-Public-Authorities/4vym-q77x</text:a></text:p>
          </table:table-cell>
          <table:table-cell table:number-columns-repeated="7" office:value-type="string">
            <text:p> </text:p>
          </table:table-cell>
        </table:table-row>
        <table:table-row table:style-name="ro4">
          <table:table-cell table:number-columns-repeated="3"/>
          <table:table-cell office:value-type="string">
            <text:p>National Register of Historic Places</text:p>
          </table:table-cell>
          <table:table-cell office:value-type="string">
            <text:p><text:a xlink:href="https://data.ny.gov/Recreation/National-Register-of-Historic-Places/iisn-hnyv">https://data.ny.gov/Recreation/National-Register-of-Historic-Places/iisn-hnyv</text:a></text:p>
          </table:table-cell>
          <table:table-cell table:number-columns-repeated="7" office:value-type="string">
            <text:p> </text:p>
          </table:table-cell>
        </table:table-row>
        <table:table-row table:style-name="ro6">
          <table:table-cell table:number-columns-repeated="3"/>
          <table:table-cell office:value-type="string">
            <text:p>Summer-Fall Farmers Markets in New York State</text:p>
          </table:table-cell>
          <table:table-cell office:value-type="string">
            <text:p><text:a xlink:href="https://data.ny.gov/Economic-Development/Summer-Fall-Farmers-Markets-in-New-York-State/h5np-dqjx">https://data.ny.gov/Economic-Development/Summer-Fall-Farmers-Markets-in-New-York-State/h5np-dqjx</text:a></text:p>
          </table:table-cell>
          <table:table-cell table:number-columns-repeated="7" office:value-type="string">
            <text:p> </text:p>
          </table:table-cell>
        </table:table-row>
        <table:table-row table:style-name="ro4">
          <table:table-cell table:number-columns-repeated="3"/>
          <table:table-cell office:value-type="string">
            <text:p>Nursing Home Weekly Bed Census: Last Submission</text:p>
          </table:table-cell>
          <table:table-cell office:value-type="string">
            <text:p><text:a xlink:href="https://health.data.ny.gov/Health/Nursing-Home-Weekly-Bed-Census-Last-Submission/izta-vnpq">https://health.data.ny.gov/Health/Nursing-Home-Weekly-Bed-Census-Last-Submission/izta-vnpq</text:a></text:p>
          </table:table-cell>
          <table:table-cell table:number-columns-repeated="7" office:value-type="string">
            <text:p> 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2017-07-19</text:date>, <text:time>13:4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3:39:56.64</meta:creation-date>
    <dc:date>2017-07-19T13:42:06.50</dc:date>
    <meta:editing-duration>PT2M18S</meta:editing-duration>
    <meta:editing-cycles>1</meta:editing-cycles>
    <meta:document-statistic meta:table-count="3" meta:cell-count="153" meta:object-count="0"/>
    <meta:generator>OpenOffice/4.1.3$Win32 OpenOffice.org_project/413m1$Build-9783</meta:generator>
  </office:meta>
</office:document-meta>
</file>